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0cm"/>
          <draw:glue-point draw:id="5" svg:x="-3.536cm" svg:y="-3.536cm"/>
          <draw:glue-point draw:id="6" svg:x="0cm" svg:y="-5cm"/>
          <draw:glue-point draw:id="7" svg:x="3.536cm" svg:y="-3.536cm"/>
          <draw:glue-point draw:id="8" svg:x="5cm" svg:y="0cm"/>
          <draw:glue-point draw:id="9" svg:x="3.536cm" svg:y="3.536cm"/>
          <draw:glue-point draw:id="10" svg:x="0cm" svg:y="5cm"/>
          <draw:glue-point draw:id="11" svg:x="-3.536cm" svg:y="3.536cm"/>
          <draw:glue-point draw:id="12" svg:x="0cm" svg:y="1cm"/>
          <draw:circle draw:style-name="gr1" draw:layer="layout" svg:width="2cm" svg:height="2cm" svg:x="0cm" svg:y="0cm">
            <text:p/>
          </draw:circle>
          <draw:line draw:style-name="gr2" draw:layer="layout" svg:x1="0.293cm" svg:y1="0.293cm" svg:x2="1.707cm" svg:y2="1.707cm">
            <text:p/>
          </draw:line>
          <draw:line draw:style-name="gr2" draw:layer="layout" svg:x1="0.293cm" svg:y1="1.707cm" svg:x2="1.707cm" svg:y2="0.293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Flowchart - Summing Junction</dc:title>
    <meta:creation-date>2011-02-07T17:13:57</meta:creation-date>
    <meta:editing-duration>P0D</meta:editing-duration>
    <meta:editing-cycles>1</meta:editing-cycles>
    <meta:document-statistic meta:object-count="4"/>
    <meta:generator>OpenOffice.org/3.3$Linux OpenOffice.org_project/330m20$Build-9567</meta:generator>
  </office:meta>
</office:document-meta>
</file>